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Text_20_body">
      <style:text-properties style:font-name="Arial"/>
    </style:style>
    <style:style style:name="P3" style:family="paragraph" style:parent-style-name="Text_20_body" style:list-style-name="L1">
      <style:text-properties style:font-name="Arial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echnical Report Guide:</text:h>
      <text:p text:style-name="P2">This project has been done almost entirely using iPython notebooks. <text:s/>They summarize the techniques, are commented and contain the code for the project. <text:s/>The notebooks can be found at <text:a xlink:type="simple" xlink:href="https://github.com/mlongland/RyersonProject/tree/master/ipython">https://github.com/mlongland/RyersonProject/tree/master/ipython</text:a> <text:s/>In order to go through them and understand the methodology and progression please view them in the following order:</text:p>
      <text:list xml:id="list8885839091143468669" text:style-name="L1">
        <text:list-item>
          <text:p text:style-name="P3">featureExtraction.ipynb</text:p>
        </text:list-item>
        <text:list-item>
          <text:p text:style-name="P3">TFIDFcosineSimilarity.ipynb</text:p>
        </text:list-item>
        <text:list-item>
          <text:p text:style-name="P3">Individual Naive Bayes.ipynb</text:p>
        </text:list-item>
        <text:list-item>
          <text:p text:style-name="P3">StraightCollabFilter.ipynb</text:p>
        </text:list-item>
      </text:list>
      <text:p text:style-name="P2"/>
      <text:p text:style-name="P2">A brief discussion of the results is at the end of StraightCollabFilter.ipynb</text:p>
      <text:p text:style-name="P2"/>
      <text:p text:style-name="P2">Also as part of the project there was some small amount of coding and a regression done in R, which can be found in <text:a xlink:type="simple" xlink:href="https://github.com/mlongland/RyersonProject/tree/master/R">https://github.com/mlongland/RyersonProject/tree/master/R</text:a></text:p>
      <text:p text:style-name="P2"/>
      <text:p text:style-name="P2">The data used for the project is contained in <text:a xlink:type="simple" xlink:href="https://github.com/mlongland/RyersonProject/tree/master/Data">https://github.com/mlongland/RyersonProject/tree/master/Data</text:a></text:p>
      <text:p text:style-name="P2"/>
      <text:p text:style-name="P2">The code used to convert the webscrape json into csv and text files is </text:p>
      <text:p text:style-name="P2"><text:a xlink:type="simple" xlink:href="https://github.com/mlongland/RyersonProject/blob/master/Python/ConvertScrape.py">https://github.com/mlongland/RyersonProject/blob/master/Python/ConvertScrape.py</text:a></text:p>
      <text:p text:style-name="P2"/>
      <text:p text:style-name="P2">Also I used Python and Flask, attached to a Spark context to provide a light API to access both the recommender in Spark and a MySQL database which I populated from the original data. The server code can be found in <text:a xlink:type="simple" xlink:href="https://github.com/mlongland/RyersonProject/tree/master/Python/ALSServer">https://github.com/mlongland/RyersonProject/tree/master/Python/ALSServer</text:a></text:p>
      <text:p text:style-name="P2"/>
      <text:p text:style-name="P2">and the code used to update the database from the converted webscrape is in </text:p>
      <text:p text:style-name="P2"><text:a xlink:type="simple" xlink:href="https://github.com/mlongland/RyersonProject/tree/master/Python/dbUpdateScripts">https://github.com/mlongland/RyersonProject/tree/master/Python/dbUpdateScripts</text:a></text:p>
      <text:p text:style-name="P2"/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3M38S</meta:editing-duration>
    <meta:editing-cycles>3</meta:editing-cycles>
    <meta:generator>OpenOffice.org/3.4.1$Win32 OpenOffice.org_project/341m1$Build-9593</meta:generator>
    <dc:date>2015-12-11T09:49:07.03</dc:date>
    <meta:document-statistic meta:table-count="0" meta:image-count="0" meta:object-count="0" meta:page-count="1" meta:paragraph-count="14" meta:word-count="181" meta:character-count="1446"/>
    <meta:user-defined meta:name="Info 1"/>
    <meta:user-defined meta:name="Info 2"/>
    <meta:user-defined meta:name="Info 3"/>
    <meta:user-defined meta:name="Info 4"/>
  </office:meta>
</office:document-meta>
</file>